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6e73" officeooo:paragraph-rsid="00096e73"/>
    </style:style>
    <style:style style:name="P2" style:family="paragraph" style:parent-style-name="Text_20_body">
      <style:text-properties officeooo:paragraph-rsid="000b188c"/>
    </style:style>
    <style:style style:name="T1" style:family="text">
      <style:text-properties officeooo:rsid="000b18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tab/>Diante do<text:span text:style-name="T1">s resultados</text:span> supramencionado<text:span text:style-name="T1">s</text:span> foi possível verificar que o programa se comporta de maneira esperada conforme a especificação. <text:span text:style-name="T1">No programa é possível adicionar novos nós a rede, assim como remove-los e fazer buscas. Todas essas funcionalidades estão otimizadas uma vez que o s alunos foram capazes de entender todas estruturas de dados e conceitos utlizados no DHT.</text:span></text:p>
      <text:p text:style-name="Text_20_body"><text:span text:style-name="T1"><text:tab/>Assim como exigido, todas as funcionalidades obrigatórias foram inplementadas (tais como o rendezous, inserção e remoção, reatamento e atualização de dados) e os conceitos ministrados em aula, juntamente com um trabalho de pesquisa e estudos extra classe foram suficiente para o êxito do trabalho. </text:span></text:p>
      <text:p text:style-name="Text_20_body"><text:tab/><text:span text:style-name="T1">O sucesso do trabalho também se deu devido a facilidade da linguagem escolhida para construir a rede. Python forneceu um ótimo meio de trabalho, não só pela simplicidade mas também pela vasta comunidade de desenvolvedores que conseguiram sanar todas nossas dúvidas durante o trabalho.</text:span></text:p>
      <text:p text:style-name="P2"><text:tab/><text:span text:style-name="T1">Outro ponto que deve ser abordado é que durante a implementação dos Peers, a estrutura de dados escolhidas proveu um ganho de desempenho no programa tendo em vista que após a remoção de um Peer, não foi necessário reordenar a DHT, uma vez que durante a inserção o Peer já é inserido em ordem e a estrutura duplamente encadeada circular nos garantiu que durante a remoção não fosse necessário uma reorganização da DHT. Exposto isso, fica claro a importância da escolha de uma boa estrutura de dados na implementação de uma rede. Não só uma rede de dados, como no caso acima, mas também numa rede de computadores mais complexa. <text:s/></text:span></text:p>
      <text:p text:style-name="P2"><text:tab/>O aprendizado ganho com esse experimento foi muito grande uma vez que para implementar o trabalho foi preciso conhecer a fundo toda estrutura de cada <text:span text:style-name="T1">funcionalidade, assim como a própria estrutura e funcionamento de uma <text:s/>rede P2P. Dessa forma, os membros do grupo são capazes agora de olhar a implementação de uma rede com protocolo DHT e entender o que cada trecho e função do código faz. <text:s/></text:span></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arasba" style:family="paragraph">
      <style:paragraph-properties fo:margin-top="0.212cm" fo:margin-bottom="0.106cm" style: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6:49:41.402147831</meta:creation-date>
    <dc:date>2015-11-29T17:20:28.915620224</dc:date>
    <meta:editing-duration>PT26M23S</meta:editing-duration>
    <meta:editing-cycles>2</meta:editing-cycles>
    <meta:generator>LibreOffice/4.2.3.3$Linux_X86_64 LibreOffice_project/420m0$Build-3</meta:generator>
    <meta:document-statistic meta:table-count="0" meta:image-count="0" meta:object-count="0" meta:page-count="1" meta:paragraph-count="6" meta:word-count="322" meta:character-count="1979" meta:non-whitespace-character-count="1650"/>
  </office:meta>
</office:document-meta>
</file>